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8.902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863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323cm"/>
    </style:style>
    <style:style style:name="Table4.G" style:family="table-column">
      <style:table-column-properties style:column-width="1cm"/>
    </style:style>
    <style:style style:name="Table4.H" style:family="table-column">
      <style:table-column-properties style:column-width="2.496cm"/>
    </style:style>
    <style:style style:name="Table4.I" style:family="table-column">
      <style:table-column-properties style:column-width="0.169cm"/>
    </style:style>
    <style:style style:name="Table4.J" style:family="table-column">
      <style:table-column-properties style:column-width="1.995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1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1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4" style:family="table-row">
      <style:table-row-properties style:min-row-height="0.25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213cm" fo:keep-together="auto"/>
    </style:style>
    <style:style style:name="Table4.17" style:family="table-row">
      <style:table-row-properties style:min-row-height="0.141cm" fo:keep-together="auto"/>
    </style:style>
    <style:style style:name="Table4.A17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8" style:family="table-row">
      <style:table-row-properties style:min-row-height="0.102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9" style:family="table-row">
      <style:table-row-properties style:min-row-height="0.37cm" fo:keep-together="auto"/>
    </style:style>
    <style:style style:name="Table4.A1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0" style:family="table-row">
      <style:table-row-properties style:min-row-height="0.437cm" fo:keep-together="auto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20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1" style:family="table-row">
      <style:table-row-properties style:min-row-height="0.138cm" fo:keep-together="auto"/>
    </style:style>
    <style:style style:name="Table4.A2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5" style:family="table-row">
      <style:table-row-properties style:min-row-height="0.155cm" fo:background-color="transparent" fo:keep-together="auto">
        <style:background-image/>
      </style:table-row-properties>
    </style:style>
    <style:style style:name="Table4.A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2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5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9" style:family="table-row">
      <style:table-row-properties style:min-row-height="0.20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245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196cm" fo:keep-together="auto"/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5" style:family="table-row">
      <style:table-row-properties style:min-row-height="0.944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J3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5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5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6" style:family="table-row">
      <style:table-row-properties style:min-row-height="0.3cm" fo:background-color="transparent" fo:keep-together="auto">
        <style:background-image/>
      </style:table-row-properties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40" style:family="table-row">
      <style:table-row-properties style:min-row-height="0.605cm" fo:background-color="transparent" fo:keep-together="auto">
        <style:background-image/>
      </style:table-row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J4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40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40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2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text-properties style:use-window-font-color="true" style:font-name="Arial Narrow" fo:font-size="10pt" officeooo:paragraph-rsid="01f34d77" style:font-size-asian="10pt" style:font-name-complex="Arial Narrow" style:font-size-complex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8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2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3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4" style:family="paragraph" style:parent-style-name="Standard">
      <style:text-properties officeooo:paragraph-rsid="001c9f96"/>
    </style:style>
    <style:style style:name="P25" style:family="paragraph" style:parent-style-name="Standard">
      <style:text-properties fo:font-size="8pt" officeooo:rsid="01ffa3e6" officeooo:paragraph-rsid="01ffa3e6" style:font-size-asian="8pt" style:font-size-complex="8pt"/>
    </style:style>
    <style:style style:name="P26" style:family="paragraph" style:parent-style-name="Standard">
      <style:text-properties officeooo:paragraph-rsid="01fa5fa1"/>
    </style:style>
    <style:style style:name="P27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28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9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0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1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2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3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4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36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37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38" style:family="paragraph" style:parent-style-name="Text_20_body">
      <style:paragraph-properties fo:break-before="auto" fo:break-after="auto"/>
    </style:style>
    <style:style style:name="P39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f4baa5"/>
    </style:style>
    <style:style style:name="P4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46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74469" officeooo:paragraph-rsid="01f74469" style:font-size-asian="7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0" style:family="paragraph" style:parent-style-name="Standard">
      <style:paragraph-properties fo:text-align="end" style:justify-single-word="false" style:shadow="none">
        <style:tab-stops/>
      </style:paragraph-properties>
      <style:text-properties fo:font-size="8pt" officeooo:rsid="01fa5fa1" officeooo:paragraph-rsid="01fa5fa1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f4baa5" style:font-size-asian="8pt" style:font-name-complex="Arial Narrow" style:font-size-complex="8pt"/>
    </style:style>
    <style:style style:name="P53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4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5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bdfd81" style:font-size-asian="8pt" style:font-size-complex="8pt"/>
    </style:style>
    <style:style style:name="T9" style:family="text">
      <style:text-properties fo:font-size="8pt" officeooo:rsid="01cdc294" style:font-size-asian="8pt" style:font-size-complex="8pt"/>
    </style:style>
    <style:style style:name="T10" style:family="text">
      <style:text-properties fo:font-size="8pt" officeooo:rsid="01dd3b8e" style:font-size-asian="8pt" style:font-size-complex="8pt"/>
    </style:style>
    <style:style style:name="T11" style:family="text">
      <style:text-properties fo:font-size="8pt" officeooo:rsid="0202f86f" style:font-size-asian="8pt" style:font-size-complex="8pt"/>
    </style:style>
    <style:style style:name="T12" style:family="text">
      <style:text-properties fo:font-size="8pt" officeooo:rsid="0204c162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  <style:style style:name="T16" style:family="text">
      <style:text-properties style:font-name="DejaVu Sans1" fo:font-size="8pt" officeooo:rsid="01f549a0" style:font-size-asian="8pt" style:font-size-complex="8pt"/>
    </style:style>
    <style:style style:name="T17" style:family="text">
      <style:text-properties style:font-name="DejaVu Sans1" officeooo:rsid="01fa5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_main_id.cod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ipo_do_contrato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line.one.display_name" text:name="py3o.line.one.display_name"/>
        <text:user-field-decl office:value-type="string" office:string-value="line.two.display_name" text:name="py3o.line.two.display_name"/>
        <text:user-field-decl office:value-type="string" office:string-value="line.three.display_name" text:name="py3o.line.three.display_name"/>
        <text:user-field-decl office:value-type="string" office:string-value="line.round_total_fmt" text:name="py3o.line.round_total_fmt"/>
        <text:user-field-decl office:value-type="string" office:string-value="object.company_id.cnae_main_id.code" text:name="py3o.object.company_id.cnae_main_id.code"/>
        <text:user-field-decl office:value-type="string" office:string-value="line.one.valor_fmt" text:name="py3o.line.one.valor_fmt"/>
        <text:user-field-decl office:value-type="string" office:string-value="line.two.valor_fmt" text:name="py3o.line.two.valor_fmt"/>
        <text:user-field-decl office:value-type="string" office:string-value="line.three.valor_fmt" text:name="py3o.line.three.valor_fmt"/>
      </text:user-field-decls>
      <text:p text:style-name="P37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TERMO DE RESCISÃO DE CONTRATO DE TRABALHO - TRCT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5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3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2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2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36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36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36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36"><text:user-field-get text:name="py3o.object.company_id.zip">object.company_id.zip</text:user-field-get></text:p>
          </table:table-cell>
          <table:table-cell table:style-name="Table1.D4" office:value-type="string">
            <text:p text:style-name="P30">08 CNAE</text:p>
            <text:p text:style-name="P30"><text:user-field-get text:name="py3o.object.company_id.cnae_main_id.code">object.company_id.cnae_main_id.cod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6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3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39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6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14" office:value-type="string">
            <text:p text:style-name="P14"><text:a xlink:type="simple" xlink:href="py3o://for=%22line%20in%20object.line_ids%22" text:style-name="Internet_20_link" text:visited-style-name="Visited_20_Internet_20_Link"><text:span text:style-name="T15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0" table:number-columns-spanned="14" office:value-type="string">
            <text:p text:style-name="P42"><text:a xlink:type="simple" xlink:href="py3o://if=%22line.code%20==%20'PAGAMENTO_MES_ANTERIOR'%22" text:style-name="Internet_20_link" text:visited-style-name="Visited_20_Internet_20_Link"><text:span text:style-name="T16">if="line.code == 'PAGAMENTO_MES_ANTERIOR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23 Remuneração Mês Anterior</text:p>
            <text:p text:style-name="P2"><text:user-field-get text:name="py3o.line.round_total">line.round_total</text:user-field-get></text:p>
          </table:table-cell>
          <table:covered-table-cell/>
          <table:table-cell table:style-name="Table4.C11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11" table:number-columns-spanned="2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table-cell table:style-name="Table4.I11" table:number-columns-spanned="4" office:value-type="string">
            <text:p text:style-name="P2">26 Data de Afastamento</text:p>
            <text:p text:style-name="P9"><text:user-field-get text:name="py3o.object.contract_id.data_afastamento_fmt">object.contract_id.data_afastamento_fmt</text:user-field-get></text:p>
          </table:table-cell>
          <table:covered-table-cell/>
          <table:covered-table-cell/>
          <table:covered-table-cell/>
          <table:table-cell table:style-name="Table4.M11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8">
          <table:table-cell table:style-name="Table4.A12" table:number-columns-spanned="14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3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4" table:number-columns-spanned="6" office:value-type="string">
            <text:p text:style-name="P8">29 Pensão alim. (%) <text:span text:style-name="T3">FGTS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4.I14" table:number-columns-spanned="6" office:value-type="string">
            <text:p text:style-name="P2">30 Categoria do Trabalhador</text:p>
            <text:p text:style-name="P2"><text:user-field-get text:name="py3o.object.contract_id.tipo_do_contrato">object.contract_id.tipo_do_contrat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5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5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6">
          <table:table-cell table:style-name="Table4.A1" table:number-columns-spanned="14" office:value-type="string">
            <text:p text:style-name="P16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7">
          <table:table-cell table:style-name="Table4.A17" table:number-columns-spanned="14" office:value-type="string">
            <text:p text:style-name="P16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D18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18" table:number-columns-spanned="4" office:value-type="string">
            <text:p text:style-name="P19">Rubricas</text:p>
          </table:table-cell>
          <table:covered-table-cell/>
          <table:covered-table-cell/>
          <table:covered-table-cell/>
          <table:table-cell table:style-name="Table4.J18" office:value-type="string">
            <text:p text:style-name="P21"><text:span text:style-name="T1">Valor </text:span><text:span text:style-name="T2">(R$)</text:span></text:p>
          </table:table-cell>
          <table:table-cell table:style-name="Table4.K18" table:number-columns-spanned="3" office:value-type="string">
            <text:p text:style-name="P19">Rubricas</text:p>
          </table:table-cell>
          <table:covered-table-cell/>
          <table:covered-table-cell/>
          <table:table-cell table:style-name="Table4.N18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19">
          <table:table-cell table:style-name="Table4.A19" table:number-columns-spanned="14" office:value-type="string">
            <text:p text:style-name="P26"><text:a xlink:type="simple" xlink:href="py3o://for=%22line%20in%20provento_line%22" text:style-name="Internet_20_link" text:visited-style-name="Visited_20_Internet_20_Link"><text:span text:style-name="T11">for="line in provent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0">
          <table:table-cell table:style-name="Table4.A20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20" table:number-columns-spanned="2" office:value-type="string">
            <text:p text:style-name="P50"><text:user-field-get text:name="py3o.line.one.valor_fmt">line.one.valor_fmt</text:user-field-get></text:p>
          </table:table-cell>
          <table:covered-table-cell/>
          <table:table-cell table:style-name="Table4.F20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20" office:value-type="string">
            <text:p text:style-name="P46"><text:user-field-get text:name="py3o.line.two.valor_fmt">line.two.valor_fmt</text:user-field-get></text:p>
          </table:table-cell>
          <table:table-cell table:style-name="Table4.K20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20" office:value-type="string">
            <text:p text:style-name="P46"><text:user-field-get text:name="py3o.line.three.valor_fmt">line.three.valor_fmt</text:user-field-get></text:p>
          </table:table-cell>
        </table:table-row>
        <table:table-row table:style-name="Table4.21">
          <table:table-cell table:style-name="Table4.A21" table:number-columns-spanned="14" office:value-type="string">
            <text:p text:style-name="P45"><text:a xlink:type="simple" xlink:href="py3o:///for" text:style-name="Internet_20_link" text:visited-style-name="Visited_20_Internet_20_Link"><text:span text:style-name="T1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2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1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1">
          <table:table-cell table:style-name="Table4.A24" table:number-columns-spanned="14" office:value-type="string">
            <text:p text:style-name="P43"><text:a xlink:type="simple" xlink:href="py3o://if=%22line.code%20==%20'BRUTO'%22" text:style-name="Internet_20_link" text:visited-style-name="Visited_20_Internet_20_Link"><text:span text:style-name="T9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5" table:number-columns-spanned="3" office:value-type="string">
            <text:p text:style-name="P2"/>
          </table:table-cell>
          <table:covered-table-cell/>
          <table:covered-table-cell/>
          <table:table-cell table:style-name="Table4.D25" table:number-columns-spanned="2" office:value-type="string">
            <text:p text:style-name="P1"/>
          </table:table-cell>
          <table:covered-table-cell/>
          <table:table-cell table:style-name="Table4.F2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25" office:value-type="string">
            <text:p text:style-name="P2"/>
          </table:table-cell>
          <table:table-cell table:style-name="Table4.K25" table:number-columns-spanned="3" office:value-type="string">
            <text:p text:style-name="P27">TOTAL RESCISÓRIO BRUTO (R$)</text:p>
          </table:table-cell>
          <table:covered-table-cell/>
          <table:covered-table-cell/>
          <table:table-cell table:style-name="Table4.K25" office:value-type="string">
            <text:p text:style-name="P53"><text:user-field-get text:name="py3o.line.round_total_fmt">line.round_total_fmt</text:user-field-get></text:p>
          </table:table-cell>
        </table:table-row>
        <table:table-row table:style-name="Table4.25">
          <table:table-cell table:style-name="Table4.A27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5">
          <table:table-cell table:style-name="Table4.A27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1" table:number-columns-spanned="14" office:value-type="string">
            <text:p text:style-name="P16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9">
          <table:table-cell table:style-name="Table4.A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D29" table:number-columns-spanned="2" office:value-type="string">
            <text:p text:style-name="P21"><text:span text:style-name="T1">Valor </text:span><text:span text:style-name="T2">(R$)</text:span></text:p>
          </table:table-cell>
          <table:covered-table-cell/>
          <table:table-cell table:style-name="Table4.F29" table:number-columns-spanned="4" office:value-type="string">
            <text:p text:style-name="P19">Desconto</text:p>
          </table:table-cell>
          <table:covered-table-cell/>
          <table:covered-table-cell/>
          <table:covered-table-cell/>
          <table:table-cell table:style-name="Table4.J29" office:value-type="string">
            <text:p text:style-name="P21"><text:span text:style-name="T1">Valor </text:span><text:span text:style-name="T2">(R$)</text:span></text:p>
          </table:table-cell>
          <table:table-cell table:style-name="Table4.K29" table:number-columns-spanned="3" office:value-type="string">
            <text:p text:style-name="P19">Desconto</text:p>
          </table:table-cell>
          <table:covered-table-cell/>
          <table:covered-table-cell/>
          <table:table-cell table:style-name="Table4.N29" office:value-type="string">
            <text:p text:style-name="P21"><text:span text:style-name="T1">Valor </text:span><text:span text:style-name="T2">(R$)</text:span></text:p>
          </table:table-cell>
        </table:table-row>
        <table:table-row table:style-name="Table4.3">
          <table:table-cell table:style-name="Table4.A30" table:number-columns-spanned="14" office:value-type="string">
            <text:p text:style-name="P24"><text:a xlink:type="simple" xlink:href="py3o://for=%22line%20in%20deducao_line%22" text:style-name="Internet_20_link" text:visited-style-name="Visited_20_Internet_20_Link"><text:span text:style-name="T12">for="line in deducao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1">
          <table:table-cell table:style-name="Table4.A31" table:number-columns-spanned="3" office:value-type="string">
            <text:p text:style-name="P49"><text:user-field-get text:name="py3o.line.one.display_name">line.one.display_name</text:user-field-get></text:p>
          </table:table-cell>
          <table:covered-table-cell/>
          <table:covered-table-cell/>
          <table:table-cell table:style-name="Table4.D31" table:number-columns-spanned="2" office:value-type="string">
            <text:p text:style-name="P50"><text:user-field-get text:name="py3o.line.one.valor_fmt">line.one.valor_fmt</text:user-field-get></text:p>
          </table:table-cell>
          <table:covered-table-cell/>
          <table:table-cell table:style-name="Table4.F31" table:number-columns-spanned="4" office:value-type="string">
            <text:p text:style-name="P48"><text:user-field-get text:name="py3o.line.two.display_name">line.two.display_name</text:user-field-get></text:p>
          </table:table-cell>
          <table:covered-table-cell/>
          <table:covered-table-cell/>
          <table:covered-table-cell/>
          <table:table-cell table:style-name="Table4.J31" office:value-type="string">
            <text:p text:style-name="P46"><text:user-field-get text:name="py3o.line.two.valor_fmt">line.two.valor_fmt</text:user-field-get></text:p>
          </table:table-cell>
          <table:table-cell table:style-name="Table4.K31" table:number-columns-spanned="3" office:value-type="string">
            <text:p text:style-name="P47"><text:user-field-get text:name="py3o.line.three.display_name">line.three.display_name</text:user-field-get></text:p>
          </table:table-cell>
          <table:covered-table-cell/>
          <table:covered-table-cell/>
          <table:table-cell table:style-name="Table4.N31" office:value-type="string">
            <text:p text:style-name="P46"><text:user-field-get text:name="py3o.line.three.valor_fmt">line.three.valor_fmt</text:user-field-get></text:p>
          </table:table-cell>
        </table:table-row>
        <table:table-row table:style-name="Table4.32">
          <table:table-cell table:style-name="Table4.A3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14" office:value-type="string">
            <text:p text:style-name="P40"><text:a xlink:type="simple" xlink:href="py3o://if=%22line.code%20==%20'TOTAL_DESCONTOS'%22" text:style-name="Internet_20_link" text:visited-style-name="Visited_20_Internet_20_Link"><text:span text:style-name="T8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5" table:number-columns-spanned="3" office:value-type="string">
            <text:p text:style-name="P47"/>
          </table:table-cell>
          <table:covered-table-cell/>
          <table:covered-table-cell/>
          <table:table-cell table:style-name="Table4.D35" table:number-columns-spanned="2" office:value-type="string">
            <text:p text:style-name="P44"/>
          </table:table-cell>
          <table:covered-table-cell/>
          <table:table-cell table:style-name="Table4.F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35" office:value-type="string">
            <text:p text:style-name="P2"/>
          </table:table-cell>
          <table:table-cell table:style-name="Table4.K35" table:number-columns-spanned="3" office:value-type="string">
            <text:p text:style-name="P17">TOTAL DAS DEDUÇÕES <text:span text:style-name="T4">(R$)</text:span></text:p>
          </table:table-cell>
          <table:covered-table-cell/>
          <table:covered-table-cell/>
          <table:table-cell table:style-name="Table4.N35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36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7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38" table:number-columns-spanned="14" office:value-type="string">
            <text:p text:style-name="P24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6">
          <table:table-cell table:style-name="Table4.A39" table:number-columns-spanned="14" office:value-type="string">
            <text:p text:style-name="P24"><text:a xlink:type="simple" xlink:href="py3o://if=%22line.code%20==%20'LIQUIDO'%22" text:style-name="Internet_20_link" text:visited-style-name="Visited_20_Internet_20_Link"><text:span text:style-name="T10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0">
          <table:table-cell table:style-name="Table4.A40" table:number-columns-spanned="3" office:value-type="string">
            <text:p text:style-name="P54"/>
          </table:table-cell>
          <table:covered-table-cell/>
          <table:covered-table-cell/>
          <table:table-cell table:style-name="Table4.D40" table:number-columns-spanned="2" office:value-type="string">
            <text:p text:style-name="P2"/>
          </table:table-cell>
          <table:covered-table-cell/>
          <table:table-cell table:style-name="Table4.F40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4.J40" office:value-type="string">
            <text:p text:style-name="P2"/>
          </table:table-cell>
          <table:table-cell table:style-name="Table4.K40" table:number-columns-spanned="3" office:value-type="string">
            <text:p text:style-name="P18">VALOR RESCISÓRIO LÍQUIDO (R$<text:span text:style-name="T5">)</text:span></text:p>
          </table:table-cell>
          <table:covered-table-cell/>
          <table:covered-table-cell/>
          <table:table-cell table:style-name="Table4.N40" office:value-type="string">
            <text:p text:style-name="P22"><text:user-field-get text:name="py3o.line.round_total_fmt">line.round_total_fmt</text:user-field-get></text:p>
          </table:table-cell>
        </table:table-row>
        <table:table-row table:style-name="Table4.36">
          <table:table-cell table:style-name="Table4.A42" table:number-columns-spanned="14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6">
          <table:table-cell table:style-name="Table4.A42" table:number-columns-spanned="14" office:value-type="string">
            <text:p text:style-name="P24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6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28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29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8-29T10:21:42.310958006</dc:date>
    <meta:editing-duration>P5DT15H26M28S</meta:editing-duration>
    <meta:editing-cycles>450</meta:editing-cycles>
    <meta:generator>LibreOffice/5.1.6.2$Linux_X86_64 LibreOffice_project/10m0$Build-2</meta:generator>
    <meta:document-statistic meta:table-count="4" meta:image-count="0" meta:object-count="0" meta:page-count="2" meta:paragraph-count="135" meta:word-count="397" meta:character-count="3689" meta:non-whitespace-character-count="3425"/>
    <meta:user-defined meta:name="decimal_separator">,</meta:user-defined>
    <meta:user-defined meta:name="digit_separator">.</meta:user-defined>
    <meta:user-defined meta:name="float_format">"%.2f"</meta:user-defined>
  </office:meta>
</office:document-meta>
</file>